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b08" officeooo:paragraph-rsid="001feab5"/>
    </style:style>
    <style:style style:name="P2" style:family="paragraph" style:parent-style-name="Standard">
      <style:text-properties fo:font-size="14pt" fo:font-weight="bold" officeooo:rsid="00574735" officeooo:paragraph-rsid="001feab5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feab5"/>
    </style:style>
    <style:style style:name="P4" style:family="paragraph" style:parent-style-name="Standard">
      <style:text-properties officeooo:rsid="005a4253" officeooo:paragraph-rsid="001feab5"/>
    </style:style>
    <style:style style:name="P5" style:family="paragraph" style:parent-style-name="Standard">
      <style:text-properties style:font-name="Liberation Serif" fo:font-size="14pt" fo:font-weight="bold" officeooo:rsid="0057bf17" officeooo:paragraph-rsid="001feab5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officeooo:rsid="0057bf17" officeooo:paragraph-rsid="001feab5"/>
    </style:style>
    <style:style style:name="P7" style:family="paragraph" style:parent-style-name="Text_20_body">
      <style:text-properties officeooo:paragraph-rsid="001feab5"/>
    </style:style>
    <style:style style:name="P8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fo:font-weight="normal" officeooo:rsid="0057bf17" officeooo:paragraph-rsid="001feab5" style:font-size-asian="12pt" style:font-size-complex="12pt"/>
    </style:style>
    <style:style style:name="P9" style:family="paragraph" style:parent-style-name="Standard">
      <style:text-properties fo:font-size="14pt" fo:font-weight="bold" officeooo:rsid="005a4253" officeooo:paragraph-rsid="001feab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2pt" fo:font-weight="normal" officeooo:rsid="005a4253" officeooo:paragraph-rsid="001feab5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officeooo:rsid="001dbb08" officeooo:paragraph-rsid="001feab5"/>
    </style:style>
    <style:style style:name="T1" style:family="text">
      <style:text-properties officeooo:rsid="001dbb08"/>
    </style:style>
    <style:style style:name="T2" style:family="text">
      <style:text-properties style:font-name="Liberation Serif" officeooo:rsid="00574735"/>
    </style:style>
    <style:style style:name="T3" style:family="text">
      <style:text-properties fo:font-variant="normal" fo:text-transform="none" fo:color="#333333" loext:opacity="100%" style:font-name="Liberation Serif" fo:font-size="10.5pt" fo:letter-spacing="normal" fo:font-style="normal" fo:font-weight="normal"/>
    </style:style>
    <style:style style:name="T4" style:family="text">
      <style:text-properties officeooo:rsid="00574735"/>
    </style:style>
    <style:style style:name="T5" style:family="text">
      <style:text-properties officeooo:rsid="0029217f"/>
    </style:style>
    <style:style style:name="T6" style:family="text">
      <style:text-properties fo:font-variant="normal" fo:text-transform="none" fo:color="#333333" loext:opacity="100%" style:font-name="Liberation Serif" fo:font-size="12pt" fo:letter-spacing="normal" fo:font-style="normal" fo:font-weight="normal"/>
    </style:style>
    <style:style style:name="T7" style:family="text">
      <style:text-properties style:font-name="Liberation Serif"/>
    </style:style>
    <style:style style:name="T8" style:family="text">
      <style:text-properties officeooo:rsid="0058d17d"/>
    </style:style>
    <style:style style:name="T9" style:family="text">
      <style:text-properties officeooo:rsid="005a4253"/>
    </style:style>
    <style:style style:name="T10" style:family="text">
      <style:text-properties fo:font-variant="normal" fo:text-transform="none" fo:color="#000080" loext:opacity="100%" style:font-name="Liberation Serif" fo:font-size="10.5pt" fo:letter-spacing="normal" fo:font-style="normal" fo:font-weight="normal" officeooo:rsid="0057bf17"/>
    </style:style>
    <style:style style:name="T11" style:family="text">
      <style:text-properties fo:font-variant="normal" fo:text-transform="none" fo:color="#202122" loext:opacity="100%" style:font-name="Liberation Serif" fo:font-size="10.5pt" fo:letter-spacing="normal" fo:font-style="normal" fo:font-weight="normal" officeooo:rsid="0057bf17"/>
    </style:style>
    <style:style style:name="T12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57bf17" style:font-size-asian="12pt" style:font-size-complex="12pt"/>
    </style:style>
    <style:style style:name="T13" style:family="text">
      <style:text-properties fo:color="#0969da" loext:opacity="100%" fo:font-family="apple-system, BlinkMacSystemFont, 'Segoe UI', 'Noto Sans', Helvetica, Arial, sans-serif, 'Apple Color Emoji', 'Segoe UI Emoji'" style:text-underline-style="solid" style:text-underline-width="auto" style:text-underline-color="font-color" fo:background-color="#ffffff" loext:char-shading-value="0"/>
    </style:style>
    <style:style style:name="T14" style:family="text">
      <style:text-properties fo:color="#1f2328" loext:opacity="100%"/>
    </style:style>
    <style:style style:name="T15" style:family="text">
      <style:text-properties fo:color="#1f2328" loext:opacity="100%" style:font-name="Liberation Serif"/>
    </style:style>
    <style:style style:name="T16" style:family="text">
      <style:text-properties officeooo:rsid="0057bf17"/>
    </style:style>
    <style:style style:name="T17" style:family="text">
      <style:text-properties fo:font-variant="normal" fo:text-transform="none" fo:color="#2c2c2c" loext:opacity="100%" fo:font-family="'Helvetica Neue', Helvetica, Arial, sans-serif" fo:font-size="10.5pt" fo:letter-spacing="normal" fo:font-style="normal" fo:font-weight="normal"/>
    </style:style>
    <style:style style:name="T18" style:family="text">
      <style:text-properties style:font-name="Liberation Serif" officeooo:rsid="001dbb08"/>
    </style:style>
    <style:style style:name="T19" style:family="text">
      <style:text-properties fo:font-variant="normal" fo:text-transform="none" fo:color="#212529" loext:opacity="100%" style:font-name="Liberation Serif" fo:letter-spacing="normal"/>
    </style:style>
    <style:style style:name="T20" style:family="text">
      <style:text-properties fo:font-variant="normal" fo:text-transform="none" fo:color="#212529" loext:opacity="100%" style:font-name="Liberation Serif" fo:font-size="12pt" fo:letter-spacing="normal" fo:font-style="normal" fo:font-weight="normal"/>
    </style:style>
    <style:style style:name="T21" style:family="text">
      <style:text-properties officeooo:rsid="00290e53"/>
    </style:style>
    <style:style style:name="T22" style:family="text">
      <style:text-properties officeooo:rsid="00207149"/>
    </style:style>
    <style:style style:name="T23" style:family="text">
      <style:text-properties officeooo:rsid="0021d42e"/>
    </style:style>
    <style:style style:name="T24" style:family="text">
      <style:text-properties fo:font-variant="normal" fo:text-transform="none" fo:color="#0969da" loext:opacity="100%" style:font-name="Liberation Serif" fo:font-size="12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25" style:family="text">
      <style:text-properties fo:font-variant="normal" fo:text-transform="none" fo:color="#1f2328" loext:opacity="100%" style:font-name="Liberation Serif" fo:letter-spacing="normal"/>
    </style:style>
    <style:style style:name="T26" style:family="text">
      <style:text-properties fo:font-variant="normal" fo:text-transform="none" fo:color="#1f2328" loext:opacity="100%" style:font-name="Liberation Serif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Using the VideoBrain with the MAME emulator:</text:p>
      <text:p text:style-name="P2"/>
      <text:p text:style-name="P3"><text:a xlink:type="simple" xlink:href="https://www.mamedev.org/release.html" text:style-name="Internet_20_link" text:visited-style-name="Visited_20_Internet_20_Link"><text:span text:style-name="T1">https://www.mamedev.org/release.html</text:span></text:a><text:span text:style-name="T1"> <text:s/>- </text:span><text:span text:style-name="T2">latest MAME release </text:span><text:span text:style-name="T3">MAME 0.279 </text:span> </text:p>
      <text:p text:style-name="P1"><text:a xlink:type="simple" xlink:href="https://ia903204.us.archive.org/view_archive.php?archive=/29/items/mame-0.221-roms-merged/vidbrain.zip" text:style-name="Internet_20_link" text:visited-style-name="Visited_20_Internet_20_Link">https://ia903204.us.archive.org/view_archive.php?archive=/29/items/mame-0.221-roms-merged/vidbrain.zip</text:a> <text:s text:c="2"/><text:span text:style-name="T4">put </text:span><text:span text:style-name="T5">vidbrain.zip </text:span><text:span text:style-name="T2">into the mame\roms folder</text:span></text:p>
      <text:p text:style-name="P3"><text:a xlink:type="simple" xlink:href="https://www.seanriddle.com/apl/" text:style-name="Internet_20_link" text:visited-style-name="Visited_20_Internet_20_Link"><text:span text:style-name="T1">https://www.seanriddle.com/apl/</text:span></text:a><text:span text:style-name="T1"> <text:s/>- </text:span><text:span text:style-name="T4">put</text:span><text:span text:style-name="T2"> </text:span><text:span text:style-name="T6">complang.zip</text:span><text:span text:style-name="T7"> </text:span><text:span text:style-name="T2">into the mame\roms folder</text:span></text:p>
      <text:p text:style-name="P1"><text:a xlink:type="simple" xlink:href="https://www.seanriddle.com/videobrain.html" text:style-name="Internet_20_link" text:visited-style-name="Visited_20_Internet_20_Link">https://www.seanriddle.com/videobrain.html</text:a></text:p>
      <text:p text:style-name="P1">https://www.seanriddle.com/vbinfo.html</text:p>
      <text:p text:style-name="P1"><text:a xlink:type="simple" xlink:href="https://www.seanriddle.com/vb/" text:style-name="Internet_20_link" text:visited-style-name="Visited_20_Internet_20_Link">https://www.seanriddle.com/vb/</text:a></text:p>
      <text:p text:style-name="P1"><text:a xlink:type="simple" xlink:href="https://groups.io/g/Channel-F-and-VideoBrain/topic/101298602#msg23" text:style-name="Internet_20_link" text:visited-style-name="Visited_20_Internet_20_Link">https://groups.io/g/Channel-F-and-VideoBrain/topic/101298602#msg23</text:a> <text:s/>- <text:span text:style-name="T8">discussion </text:span><text:span text:style-name="T9">of the ROMs</text:span></text:p>
      <text:p text:style-name="P4">(also see <text:a xlink:type="simple" xlink:href="https://groups.io/g/Channel-F-and-VideoBrain/topic/74811426#msg7" text:style-name="Internet_20_link" text:visited-style-name="Visited_20_Internet_20_Link">https://groups.io/g/Channel-F-and-VideoBrain/topic/74811426#msg7</text:a> and <text:span text:style-name="T1">https://groups.io/g/Channel-F-and-VideoBrain/attachment/19/0/VideoBrain-APLS-Lot.jpg</text:span>)</text:p>
      <text:p text:style-name="P3"/>
      <text:p text:style-name="P3"/>
      <text:p text:style-name="P3"/>
      <text:p text:style-name="P3"/>
      <text:p text:style-name="P5">Documentation of The Computational Language APL/S:</text:p>
      <text:p text:style-name="P6"/>
      <text:p text:style-name="P6"><text:a xlink:type="simple" xlink:href="https://archive.org/details/byte-magazine-1979-12/page/n81/mode/2up" text:style-name="Internet_20_link" text:visited-style-name="Visited_20_Internet_20_Link">https://archive.org/details/byte-magazine-1979-12/page/n81/mode/2up</text:a> “APL/S: An Alternative” by Robert G. Brown BYTE magazine 12/1979</text:p>
      <text:p text:style-name="P6"/>
      <text:p text:style-name="P7"><text:a xlink:type="simple" xlink:href="https://archive.computerhistory.org/resources/access/text/2024/06/102804524-05-001-acc.pdf" text:style-name="Internet_20_link" text:visited-style-name="Visited_20_Internet_20_Link"><text:span text:style-name="T10">https://archive.computerhistory.org/resources/access/text/2024/06/102804524-05-001-acc.pdf</text:span></text:a><text:span text:style-name="T11"> – </text:span><text:span text:style-name="T12">Two papers: "An Introduction to APL/S". Conference Proceedings of the Third West Coast Computer Faire” by Robert G. Brown <text:s/>p247 and “VideoBrain and the APL/S Language: First Pass at Everyman’s Computer” by Ted Haynes p246</text:span></text:p>
      <text:p text:style-name="P8"><text:a xlink:type="simple" xlink:href="https://aplwiki.com/wiki/APL/S" text:style-name="Internet_20_link" text:visited-style-name="Visited_20_Internet_20_Link"><text:span text:style-name="T13">https://aplwiki.com/wiki/APL/S</text:span></text:a><text:span text:style-name="T14"> </text:span><text:span text:style-name="T15">Great technical writeup of the language at APL Wiki</text:span><text:span text:style-name="T7"> </text:span></text:p>
      <text:p text:style-name="P7"><text:a xlink:type="simple" xlink:href="https://groups.io/g/Channel-F-and-VideoBrain/attachment/21/0/ALPS-Brochure.pdf" text:style-name="Internet_20_link" text:visited-style-name="Visited_20_Internet_20_Link">https://groups.io/g/Channel-F-and-VideoBrain/attachment/21/0/ALPS-Brochure.pdf</text:a> – <text:span text:style-name="T16">includes lunar lander game</text:span></text:p>
      <text:p text:style-name="P1"><text:a xlink:type="simple" xlink:href="https://forum.vcfed.org/index.php?threads/i-have-been-blessed-with-videobrain-documentation.80042/" text:style-name="Internet_20_link" text:visited-style-name="Visited_20_Internet_20_Link">https://forum.vcfed.org/index.php?threads/i-have-been-blessed-with-videobrain-documentation.80042/</text:a> - <text:span text:style-name="T16">links to zip file with </text:span><text:span text:style-name="T8">great </text:span><text:span text:style-name="T16">documentation and schematics</text:span></text:p>
      <text:p text:style-name="P3">https://forum.vcfed.org/index.php?threads/videobrain.71462/page-2</text:p>
      <text:p text:style-name="P3"/>
      <text:p text:style-name="P3"/>
      <text:p text:style-name="P3"/>
      <text:p text:style-name="P2">Audio Discussion:</text:p>
      <text:p text:style-name="P3"><text:a xlink:type="simple" xlink:href="https://archive.org/details/camvchm_000053/camvchm_000053_t01_a_access.mp3" text:style-name="Internet_20_link" text:visited-style-name="Visited_20_Internet_20_Link"><text:span text:style-name="T1">https://archive.org/details/camvchm_000053/camvchm_000053_t01_a_access.mp3</text:span></text:a><text:span text:style-name="T1"> -</text:span><text:span text:style-name="T17">Description: The West Coast Computer Faire was an annual computer industry conference. The Third West Coast Computer Faire was held on November 3-5, 1978, at the Los Angeles Convention Center. This is the recording of the session titled "High level languages for micros," and the following papers were presented: "VideoBrain and the APL/S language: First pass at everyman's computer," presented by Ted Haynes. "An introduction to APL/S: A modern computational language for personal computing," presented by Robert G. Brown.</text:span> </text:p>
      <text:p text:style-name="P1"/>
      <text:p text:style-name="P3"><text:a xlink:type="simple" xlink:href="https://exhibits.stanford.edu/silicongenesis/catalog/nc497jv0418" text:style-name="Internet_20_link" text:visited-style-name="Visited_20_Internet_20_Link"><text:span text:style-name="T1">https://exhibits.stanford.edu/silicongenesis/catalog/nc497jv0418</text:span></text:a><text:span text:style-name="T1"> –</text:span><text:span text:style-name="T18"> </text:span><text:span text:style-name="T2">interview with Albert Yu. </text:span><text:span text:style-name="T19"> </text:span><text:span text:style-name="T20">00:12:06 Discusses leaving Intel for Video Brain, where he developed microprocessors for use in consumer </text:span><text:soft-page-break/><text:span text:style-name="T20">electronics. 00:17:52 Discusses leaving Video Brain in 1979 to sell home computers between the United States and China.</text:span><text:span text:style-name="T7"> </text:span></text:p>
      <text:p text:style-name="P1"/>
      <text:p text:style-name="P1"><text:a xlink:type="simple" xlink:href="https://randoc.wordpress.com/category/umtech-videobrain/" text:style-name="Internet_20_link" text:visited-style-name="Visited_20_Internet_20_Link">https://randoc.wordpress.com/category/umtech-videobrain/</text:a> <text:s/><text:span text:style-name="T21">great links to audio of conference talk </text:span></text:p>
      <text:p text:style-name="P1"><text:a xlink:type="simple" xlink:href="https://www.orphanedgames.com/videobrain/" text:style-name="Internet_20_link" text:visited-style-name="Visited_20_Internet_20_Link">https://www.orphanedgames.com/videobrain/</text:a></text:p>
      <text:p text:style-name="P1"/>
      <text:p text:style-name="P9">More links:</text:p>
      <text:p text:style-name="P9"/>
      <text:p text:style-name="P10"><text:a xlink:type="simple" xlink:href="https://randoc.wordpress.com/category/umtech-videobrain/" text:style-name="Internet_20_link" text:visited-style-name="Visited_20_Internet_20_Link">https://randoc.wordpress.com/category/umtech-videobrain/</text:a> - <text:span text:style-name="T22">great discussion with many good links</text:span></text:p>
      <text:p text:style-name="P4"/>
      <text:p text:style-name="P1"><text:a xlink:type="simple" xlink:href="https://www.atariprotos.com/othersystems/videobrain/cartridges/apls/apls.htm" text:style-name="Internet_20_link" text:visited-style-name="Visited_20_Internet_20_Link">https://www.atariprotos.com/othersystems/videobrain/cartridges/apls/apls.htm</text:a></text:p>
      <text:p text:style-name="P1"><text:s/>“The existence of APL/S has been speculated for years.  More than one person has claimed to own the cartridge back in the day and it was mentioned in several advertisements, but no actual APL/S cartridge has ever been found.  However in 2021 the first evidence of APL/S's existence turned up in the form of a manual in an eBay auction.  Unfortunately the cartridge and box were nowhere to be seen.  This all changed in 2023 when a complete copy of APL/S was finally located.</text:p>
      <text:p text:style-name="P1">Only 91 APL/S cartridges were ever made making it the rarest non-prototype VB cartridge.  APL/S was manufactured from 1-24-79 to 3-20-79, also making it the last VB cartridge to be made.”</text:p>
      <text:p text:style-name="P1"/>
      <text:p text:style-name="P1"><text:a xlink:type="simple" xlink:href="http://hcvgm.org/VideoBrain.html" text:style-name="Internet_20_link" text:visited-style-name="Visited_20_Internet_20_Link">http://hcvgm.org/VideoBrain.html</text:a> <text:s/>- <text:span text:style-name="T9">keyboard diagram, machine specs</text:span></text:p>
      <text:p text:style-name="P1"/>
      <text:p text:style-name="P1"><text:a xlink:type="simple" xlink:href="http://blog.kevtris.org/blogfiles/videobrain/videobrain_unwrapped.txt" text:style-name="Internet_20_link" text:visited-style-name="Visited_20_Internet_20_Link">http://blog.kevtris.org/blogfiles/videobrain/videobrain_unwrapped.txt</text:a> – <text:span text:style-name="T9">hardware deepdive</text:span></text:p>
      <text:p text:style-name="P1"/>
      <text:p text:style-name="P1"><text:a xlink:type="simple" xlink:href="https://www.oldcomputers.net/videobrain.html" text:style-name="Internet_20_link" text:visited-style-name="Visited_20_Internet_20_Link">https://www.oldcomputers.net/videobrain.html</text:a> – <text:span text:style-name="T9">great images of system internals</text:span></text:p>
      <text:p text:style-name="P1"/>
      <text:p text:style-name="P1"><text:a xlink:type="simple" xlink:href="https://forums.atariage.com/topic/71151-videobrain-anyone-have-info/" text:style-name="Internet_20_link" text:visited-style-name="Visited_20_Internet_20_Link">https://forums.atariage.com/topic/71151-videobrain-anyone-have-info/</text:a> - <text:span text:style-name="T9">community discussion from before the APL/S ROMs were found</text:span></text:p>
      <text:p text:style-name="P1"/>
      <text:p text:style-name="P1"><text:a xlink:type="simple" xlink:href="https://www.ballyalley.com/articles_and_news/creative_computing_article.pdf" text:style-name="Internet_20_link" text:visited-style-name="Visited_20_Internet_20_Link">https://www.ballyalley.com/articles_and_news/creative_computing_article.pdf</text:a> – <text:span text:style-name="T23">two Creative Computing articles</text:span></text:p>
      <text:p text:style-name="P1"/>
      <text:p text:style-name="P1"><text:a xlink:type="simple" xlink:href="https://www.worldradiohistory.com/Archive-Poptronics/70s/1979/Poptronics-1979-02.pdf" text:style-name="Internet_20_link" text:visited-style-name="Visited_20_Internet_20_Link"><text:span text:style-name="T24">https://www.worldradiohistory.com/Archive-Poptronics/70s/1979/Poptronics-1979-02.pdf</text:span></text:a><text:span text:style-name="T25"> </text:span><text:span text:style-name="T26">Popular Electronics 2/1979 APL /S-A BETTER LANGUAGE? Leslie Solomon p92</text:span><text:span text:style-name="T7"> </text:span>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09:44:00.272127000</meta:creation-date>
    <dc:date>2025-08-09T16:27:58.778724000</dc:date>
    <meta:editing-duration>PT13M26S</meta:editing-duration>
    <meta:editing-cycles>5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32" meta:word-count="420" meta:character-count="4165" meta:non-whitespace-character-count="3749"/>
  </office:meta>
</office:document-meta>
</file>